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 svg:font-family="OpenSymbol, 'Arial Unicode MS'"/>
    <style:font-face style:name="Times New Roman1" svg:font-family="'Times New Roman'" style:font-family-generic="roman"/>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fo:font-weight="bold" officeooo:rsid="001eac82" officeooo:paragraph-rsid="001eac82" style:font-size-asian="12pt" style:font-weight-asian="bold" style:font-name-complex="Times New Roman" style:font-size-complex="12pt" style:font-weight-complex="bold"/>
    </style:style>
    <style:style style:name="P2" style:family="paragraph" style:parent-style-name="Standard">
      <style:paragraph-properties fo:text-align="justify" style:justify-single-word="false"/>
      <style:text-properties style:font-name="Times New Roman" fo:font-size="12pt" fo:font-weight="normal" officeooo:rsid="002006d7" officeooo:paragraph-rsid="002006d7" style:font-size-asian="12pt" style:font-weight-asian="normal" style:font-name-complex="Times New Roman" style:font-size-complex="12pt" style:font-weight-complex="normal"/>
    </style:style>
    <style:style style:name="P3" style:family="paragraph" style:parent-style-name="Text_20_body">
      <style:paragraph-properties fo:margin-top="0.1665in" fo:margin-bottom="0.0835in" loext:contextual-spacing="false" fo:text-align="justify" style:justify-single-word="false"/>
      <style:text-properties officeooo:rsid="00167f29" officeooo:paragraph-rsid="00167f29"/>
    </style:style>
    <style:style style:name="P4" style:family="paragraph" style:parent-style-name="Preformatted_20_Text">
      <style:paragraph-properties fo:text-align="justify" style:justify-single-word="false"/>
      <style:text-properties style:font-name="Times New Roman" fo:font-size="12pt" officeooo:rsid="00167f29" officeooo:paragraph-rsid="00167f29" style:font-size-asian="12pt" style:font-name-complex="Times New Roman" style:font-size-complex="12pt"/>
    </style:style>
    <style:style style:name="P5" style:family="paragraph" style:parent-style-name="Preformatted_20_Text">
      <style:paragraph-properties fo:text-align="justify" style:justify-single-word="false"/>
      <style:text-properties style:font-name="Times New Roman" fo:font-size="12pt" officeooo:rsid="00167f29" officeooo:paragraph-rsid="00258125" style:font-size-asian="12pt" style:font-name-complex="Times New Roman" style:font-size-complex="12pt"/>
    </style:style>
    <style:style style:name="P6" style:family="paragraph" style:parent-style-name="Preformatted_20_Text">
      <style:paragraph-properties fo:text-align="justify" style:justify-single-word="false"/>
      <style:text-properties style:font-name="Times New Roman" fo:font-size="12pt" style:font-size-asian="12pt" style:font-name-complex="Times New Roman" style:font-size-complex="12pt"/>
    </style:style>
    <style:style style:name="P7" style:family="paragraph" style:parent-style-name="Preformatted_20_Text">
      <style:paragraph-properties fo:text-align="justify" style:justify-single-word="false"/>
      <style:text-properties style:font-name="Times New Roman" fo:font-size="12pt" officeooo:paragraph-rsid="001831d9" style:font-size-asian="12pt" style:font-name-complex="Times New Roman" style:font-size-complex="12pt"/>
    </style:style>
    <style:style style:name="P8" style:family="paragraph" style:parent-style-name="Preformatted_20_Text">
      <style:paragraph-properties fo:text-align="justify" style:justify-single-word="false"/>
      <style:text-properties style:font-name="Times New Roman" fo:font-size="12pt" officeooo:paragraph-rsid="00194694" style:font-size-asian="12pt" style:font-name-complex="Times New Roman" style:font-size-complex="12pt"/>
    </style:style>
    <style:style style:name="P9" style:family="paragraph" style:parent-style-name="Preformatted_20_Text">
      <style:paragraph-properties fo:text-align="justify" style:justify-single-word="false"/>
      <style:text-properties style:font-name="Times New Roman" fo:font-size="12pt" officeooo:rsid="001831d9" officeooo:paragraph-rsid="001831d9" style:font-size-asian="12pt" style:font-name-complex="Times New Roman" style:font-size-complex="12pt"/>
    </style:style>
    <style:style style:name="P10" style:family="paragraph" style:parent-style-name="Preformatted_20_Text">
      <style:paragraph-properties fo:text-align="justify" style:justify-single-word="false"/>
      <style:text-properties style:font-name="Times New Roman" fo:font-size="12pt" officeooo:rsid="001c6e7f" officeooo:paragraph-rsid="001c6e7f" style:font-size-asian="12pt" style:font-name-complex="Times New Roman" style:font-size-complex="12pt"/>
    </style:style>
    <style:style style:name="P11" style:family="paragraph" style:parent-style-name="Preformatted_20_Text">
      <style:paragraph-properties fo:text-align="start" style:justify-single-word="false"/>
      <style:text-properties style:font-name="Times New Roman" fo:font-size="12pt" officeooo:rsid="001c6e7f" officeooo:paragraph-rsid="001c6e7f" style:font-size-asian="12pt" style:font-name-complex="Times New Roman" style:font-size-complex="12pt"/>
    </style:style>
    <style:style style:name="P12" style:family="paragraph" style:parent-style-name="Preformatted_20_Text">
      <style:paragraph-properties fo:text-align="justify" style:justify-single-word="false"/>
      <style:text-properties style:font-name="Times New Roman" fo:font-size="12pt" officeooo:rsid="001eac82" officeooo:paragraph-rsid="001eac82" style:font-size-asian="12pt" style:font-name-complex="Times New Roman" style:font-size-complex="12pt"/>
    </style:style>
    <style:style style:name="P13" style:family="paragraph" style:parent-style-name="Preformatted_20_Text">
      <style:paragraph-properties fo:text-align="justify" style:justify-single-word="false"/>
      <style:text-properties style:font-name="Times New Roman" fo:font-size="12pt" officeooo:rsid="00194694" officeooo:paragraph-rsid="00194694" style:font-size-asian="12pt" style:font-name-complex="Times New Roman" style:font-size-complex="12pt"/>
    </style:style>
    <style:style style:name="P14" style:family="paragraph" style:parent-style-name="Preformatted_20_Text">
      <style:paragraph-properties fo:text-align="justify" style:justify-single-word="false"/>
      <style:text-properties style:font-name="Times New Roman" fo:font-size="12pt" fo:font-weight="bold" officeooo:rsid="00194694" style:font-size-asian="12pt" style:font-weight-asian="bold" style:font-name-complex="Times New Roman" style:font-size-complex="12pt" style:font-weight-complex="bold"/>
    </style:style>
    <style:style style:name="P15" style:family="paragraph" style:parent-style-name="Preformatted_20_Text">
      <style:paragraph-properties fo:text-align="justify" style:justify-single-word="false"/>
      <style:text-properties style:font-name="Times New Roman" fo:font-size="12pt" fo:font-weight="bold" officeooo:rsid="001eac82" officeooo:paragraph-rsid="001eac82" style:font-size-asian="12pt" style:font-weight-asian="bold" style:font-name-complex="Times New Roman" style:font-size-complex="12pt" style:font-weight-complex="bold"/>
    </style:style>
    <style:style style:name="P16" style:family="paragraph" style:parent-style-name="Preformatted_20_Text">
      <style:paragraph-properties fo:text-align="justify" style:justify-single-word="false"/>
      <style:text-properties style:font-name="Times New Roman" fo:font-size="12pt" fo:font-weight="bold" officeooo:paragraph-rsid="001831d9" style:font-size-asian="12pt" style:font-weight-asian="bold" style:font-name-complex="Times New Roman" style:font-size-complex="12pt" style:font-weight-complex="bold"/>
    </style:style>
    <style:style style:name="P17" style:family="paragraph" style:parent-style-name="Preformatted_20_Text">
      <style:paragraph-properties fo:text-align="justify" style:justify-single-word="false"/>
      <style:text-properties style:font-name="Times New Roman" fo:font-size="12pt" fo:font-weight="normal" officeooo:rsid="001eac82" officeooo:paragraph-rsid="001eac82" style:font-size-asian="12pt" style:font-weight-asian="normal" style:font-name-complex="Times New Roman" style:font-size-complex="12pt" style:font-weight-complex="normal"/>
    </style:style>
    <style:style style:name="P18" style:family="paragraph" style:parent-style-name="Preformatted_20_Text">
      <style:paragraph-properties fo:text-align="justify" style:justify-single-word="false"/>
      <style:text-properties style:font-name="Times New Roman" fo:font-size="12pt" fo:font-weight="normal" officeooo:rsid="00194694" officeooo:paragraph-rsid="00194694" style:font-size-asian="12pt" style:font-weight-asian="normal" style:font-name-complex="Times New Roman" style:font-size-complex="12pt" style:font-weight-complex="normal"/>
    </style:style>
    <style:style style:name="P19" style:family="paragraph" style:parent-style-name="Preformatted_20_Text">
      <style:paragraph-properties fo:text-align="justify" style:justify-single-word="false"/>
      <style:text-properties style:font-name="Times New Roman" style:font-name-complex="Times New Roman"/>
    </style:style>
    <style:style style:name="P20" style:family="paragraph" style:parent-style-name="Preformatted_20_Text">
      <style:paragraph-properties fo:text-align="justify" style:justify-single-word="false"/>
      <style:text-properties style:font-name="Times New Roman" fo:font-size="11pt" style:font-size-asian="11pt" style:font-name-complex="Times New Roman" style:font-size-complex="11pt"/>
    </style:style>
    <style:style style:name="P21" style:family="paragraph" style:parent-style-name="Preformatted_20_Text">
      <style:paragraph-properties fo:text-align="justify" style:justify-single-word="false"/>
      <style:text-properties officeooo:paragraph-rsid="00167f29"/>
    </style:style>
    <style:style style:name="P22" style:family="paragraph" style:parent-style-name="Preformatted_20_Text">
      <style:paragraph-properties fo:text-align="justify" style:justify-single-word="false"/>
      <style:text-properties officeooo:rsid="001831d9" officeooo:paragraph-rsid="002773de"/>
    </style:style>
    <style:style style:name="P23" style:family="paragraph" style:parent-style-name="Standard" style:list-style-name="WW8Num2">
      <style:paragraph-properties fo:text-align="justify" style:justify-single-word="false"/>
      <style:text-properties style:font-name="Times New Roman" fo:font-size="12pt" fo:font-weight="bold" officeooo:rsid="001eac82" officeooo:paragraph-rsid="001eac82" style:font-size-asian="12pt" style:font-weight-asian="bold" style:font-name-complex="Times New Roman" style:font-size-complex="12pt" style:font-weight-complex="bold"/>
    </style:style>
    <style:style style:name="P24" style:family="paragraph" style:parent-style-name="Heading_20_3">
      <style:paragraph-properties fo:text-align="justify" style:justify-single-word="false"/>
      <style:text-properties style:font-name="Times New Roman" style:font-name-complex="Times New Roman"/>
    </style:style>
    <style:style style:name="P25" style:family="paragraph" style:parent-style-name="Heading_20_2" style:master-page-name="Standard">
      <style:paragraph-properties fo:margin-top="0.1665in" fo:margin-bottom="0.0835in" loext:contextual-spacing="false" fo:text-align="justify" style:justify-single-word="false" style:page-number="auto"/>
    </style:style>
    <style:style style:name="P26" style:family="paragraph" style:parent-style-name="Heading_20_2">
      <style:paragraph-properties fo:margin-top="0.1665in" fo:margin-bottom="0.0835in" loext:contextual-spacing="false" fo:text-align="justify" style:justify-single-word="false"/>
    </style:style>
    <style:style style:name="P27" style:family="paragraph" style:parent-style-name="Preformatted_20_Text" style:list-style-name="WW8Num2">
      <style:paragraph-properties fo:text-align="justify" style:justify-single-word="false"/>
      <style:text-properties style:font-name="Times New Roman" fo:font-size="12pt" fo:font-weight="bold" officeooo:paragraph-rsid="001831d9" style:font-size-asian="12pt" style:font-weight-asian="bold" style:font-name-complex="Times New Roman" style:font-size-complex="12pt" style:font-weight-complex="bold"/>
    </style:style>
    <style:style style:name="P28" style:family="paragraph" style:parent-style-name="Preformatted_20_Text" style:list-style-name="WW8Num2">
      <style:paragraph-properties fo:text-align="justify" style:justify-single-word="false"/>
      <style:text-properties style:font-name="Times New Roman" fo:font-size="12pt" fo:font-weight="bold" officeooo:rsid="001831d9" officeooo:paragraph-rsid="001831d9" style:font-size-asian="12pt" style:font-weight-asian="bold" style:font-name-complex="Times New Roman" style:font-size-complex="12pt" style:font-weight-complex="bold"/>
    </style:style>
    <style:style style:name="P29" style:family="paragraph" style:parent-style-name="Preformatted_20_Text" style:list-style-name="WW8Num2">
      <style:paragraph-properties fo:text-align="justify" style:justify-single-word="false"/>
      <style:text-properties style:font-name="Times New Roman" fo:font-size="12pt" fo:font-weight="bold" officeooo:rsid="00194694" officeooo:paragraph-rsid="00194694" style:font-size-asian="12pt" style:font-weight-asian="bold" style:font-name-complex="Times New Roman" style:font-size-complex="12pt" style:font-weight-complex="bold"/>
    </style:style>
    <style:style style:name="P30" style:family="paragraph" style:parent-style-name="Preformatted_20_Text" style:list-style-name="WW8Num2">
      <style:paragraph-properties fo:text-align="justify" style:justify-single-word="false"/>
      <style:text-properties style:font-name="Times New Roman" fo:font-size="12pt" fo:font-weight="bold" officeooo:rsid="00194694" officeooo:paragraph-rsid="002a5d7d" style:font-size-asian="12pt" style:font-weight-asian="bold" style:font-name-complex="Times New Roman" style:font-size-complex="12pt" style:font-weight-complex="bold"/>
    </style:style>
    <style:style style:name="P31" style:family="paragraph" style:parent-style-name="Preformatted_20_Text" style:list-style-name="WW8Num2">
      <style:paragraph-properties fo:text-align="justify" style:justify-single-word="false"/>
      <style:text-properties style:font-name="Times New Roman" fo:font-size="12pt" fo:font-weight="bold" officeooo:rsid="001eac82" officeooo:paragraph-rsid="001eac82" style:font-size-asian="12pt" style:font-weight-asian="bold" style:font-name-complex="Times New Roman" style:font-size-complex="12pt" style:font-weight-complex="bold"/>
    </style:style>
    <style:style style:name="T1" style:family="text">
      <style:text-properties style:font-name="Times New Roman" fo:font-size="16pt" fo:font-style="normal" style:font-size-asian="16pt" style:font-style-asian="normal" style:font-name-complex="Times New Roman" style:font-size-complex="16pt" style:font-style-complex="normal"/>
    </style:style>
    <style:style style:name="T2" style:family="text">
      <style:text-properties style:font-name="Times New Roman" fo:font-size="16pt" fo:font-style="normal" officeooo:rsid="00167f29" style:font-size-asian="16pt" style:font-style-asian="normal" style:font-name-complex="Times New Roman" style:font-size-complex="16pt" style:font-style-complex="normal"/>
    </style:style>
    <style:style style:name="T3" style:family="text">
      <style:text-properties style:font-name="Times New Roman" fo:font-size="16pt" fo:font-style="normal" officeooo:rsid="002c06ee" style:font-size-asian="16pt" style:font-style-asian="normal" style:font-name-complex="Times New Roman" style:font-size-complex="16pt" style:font-style-complex="normal"/>
    </style:style>
    <style:style style:name="T4" style:family="text">
      <style:text-properties style:font-name="Times New Roman"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officeooo:rsid="00167f29" style:font-name-asian="Times New Roman" style:font-name-complex="Times New Roman"/>
    </style:style>
    <style:style style:name="T7" style:family="text">
      <style:text-properties style:font-name="Times New Roman" fo:font-size="12pt" style:font-size-asian="12pt" style:font-name-complex="Times New Roman" style:font-size-complex="12pt"/>
    </style:style>
    <style:style style:name="T8" style:family="text">
      <style:text-properties style:font-name="Times New Roman" fo:font-size="12pt" officeooo:rsid="00167f29" style:font-size-asian="12pt" style:font-name-complex="Times New Roman" style:font-size-complex="12pt"/>
    </style:style>
    <style:style style:name="T9" style:family="text">
      <style:text-properties style:font-name="Times New Roman" fo:font-size="12pt" officeooo:rsid="00258125" style:font-size-asian="12pt" style:font-name-complex="Times New Roman" style:font-size-complex="12pt"/>
    </style:style>
    <style:style style:name="T10" style:family="text">
      <style:text-properties style:font-name="Times New Roman" fo:font-size="12pt" officeooo:rsid="002773de" style:font-size-asian="12pt" style:font-name-complex="Times New Roman" style:font-size-complex="12pt"/>
    </style:style>
    <style:style style:name="T11" style:family="text">
      <style:text-properties style:font-name="Times New Roman" fo:font-size="12pt" fo:font-weight="bold" style:font-size-asian="12pt" style:font-weight-asian="bold" style:font-name-complex="Times New Roman" style:font-size-complex="12pt" style:font-weight-complex="bold"/>
    </style:style>
    <style:style style:name="T12" style:family="text">
      <style:text-properties style:font-name="Times New Roman" fo:font-size="12pt" fo:font-weight="bold" officeooo:rsid="00167f29" style:font-size-asian="12pt" style:font-weight-asian="bold" style:font-name-complex="Times New Roman" style:font-size-complex="12pt" style:font-weight-complex="bold"/>
    </style:style>
    <style:style style:name="T13" style:family="text">
      <style:text-properties style:font-name="Times New Roman" fo:font-size="12pt" fo:font-style="italic" fo:font-weight="bold" officeooo:rsid="002773de" style:font-size-asian="12pt" style:font-style-asian="italic" style:font-weight-asian="bold" style:font-name-complex="Times New Roman" style:font-size-complex="12pt" style:font-style-complex="italic" style:font-weight-complex="bold"/>
    </style:style>
    <style:style style:name="T14" style:family="text">
      <style:text-properties style:font-name="Times New Roman" fo:font-size="12pt" fo:font-style="italic" fo:font-weight="bold" officeooo:rsid="00258125" style:font-size-asian="12pt" style:font-style-asian="italic" style:font-weight-asian="bold" style:font-name-complex="Times New Roman" style:font-size-complex="12pt" style:font-style-complex="italic" style:font-weight-complex="bold"/>
    </style:style>
    <style:style style:name="T15" style:family="text">
      <style:text-properties style:font-name="Times New Roman" fo:font-size="12pt" fo:font-style="italic" fo:font-weight="bold" officeooo:rsid="00167f29" style:font-size-asian="12pt" style:font-style-asian="italic" style:font-weight-asian="bold" style:font-name-complex="Times New Roman" style:font-size-complex="12pt" style:font-style-complex="italic"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831d9" style:font-weight-asian="normal" style:font-weight-complex="normal"/>
    </style:style>
    <style:style style:name="T18" style:family="text">
      <style:text-properties fo:font-weight="normal" officeooo:rsid="0028f45b" style:font-weight-asian="normal" style:font-weight-complex="normal"/>
    </style:style>
    <style:style style:name="T19" style:family="text">
      <style:text-properties style:text-position="super 58%" fo:font-size="16pt" style:font-size-asian="16pt" style:font-size-complex="16pt"/>
    </style:style>
    <style:style style:name="T20" style:family="text">
      <style:text-properties style:text-position="super 58%" fo:font-size="16pt" officeooo:rsid="002a5d7d" style:font-size-asian="16pt" style:font-size-complex="16pt"/>
    </style:style>
    <style:style style:name="T21" style:family="text">
      <style:text-properties officeooo:rsid="00167f29"/>
    </style:style>
    <style:style style:name="T22" style:family="text">
      <style:text-properties officeooo:rsid="001831d9"/>
    </style:style>
    <style:style style:name="T23" style:family="text">
      <style:text-properties style:font-name="Times New Roman1" style:font-name-asian="Times New Roman1"/>
    </style:style>
    <style:style style:name="T24" style:family="text">
      <style:text-properties style:font-name-asian="Times New Roman1"/>
    </style:style>
    <style:style style:name="T25" style:family="text">
      <style:text-properties officeooo:rsid="002382c0" style:font-name-asian="Times New Roman1"/>
    </style:style>
    <style:style style:name="T26" style:family="text">
      <style:text-properties officeooo:rsid="0018437c"/>
    </style:style>
    <style:style style:name="T27" style:family="text">
      <style:text-properties officeooo:rsid="0019d7bd"/>
    </style:style>
    <style:style style:name="T28" style:family="text">
      <style:text-properties fo:font-size="14pt" style:font-size-asian="14pt" style:font-size-complex="14pt"/>
    </style:style>
    <style:style style:name="T29" style:family="text">
      <style:text-properties fo:font-size="14pt" officeooo:rsid="001b96c1" style:font-size-asian="14pt" style:font-size-complex="14pt"/>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officeooo:rsid="0023c56f"/>
    </style:style>
    <style:style style:name="T32" style:family="text">
      <style:text-properties officeooo:rsid="00258125"/>
    </style:style>
    <style:style style:name="T33" style:family="text">
      <style:text-properties fo:font-weight="bold" style:font-weight-asian="bold" style:font-weight-complex="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258125" style:font-style-asian="italic" style:font-weight-asian="bold" style:font-style-complex="italic" style:font-weight-complex="bold"/>
    </style:style>
    <style:style style:name="T36" style:family="text">
      <style:text-properties officeooo:rsid="0028f45b"/>
    </style:style>
    <style:style style:name="T37" style:family="text">
      <style:text-properties officeooo:rsid="002a5d7d"/>
    </style:style>
    <style:style style:name="T38" style:family="text">
      <style:text-properties style:text-position="sub 58%" fo:font-size="16pt" officeooo:rsid="002a5d7d"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text:span text:style-name="T1">Travaux Pratiques </text:span><text:span text:style-name="T3">1</text:span><text:span text:style-name="T4"> </text:span></text:h>
      <text:h text:style-name="P26" text:outline-level="2"><text:span text:style-name="T5"><text:s/></text:span><text:span text:style-name="T6">Analyse de Sensibilité Globale</text:span></text:h>
      <text:p text:style-name="P3"><text:span text:style-name="T6">P</text:span><text:span text:style-name="T5">ar Sébastien Roux et Robert Faivre</text:span></text:p>
      <text:p text:style-name="P19"/>
      <text:p text:style-name="P21"><text:span text:style-name="T7">Ce TP est découpé en 3 phases. </text:span><text:span text:style-name="T8">Une première sur la méthode </text:span><text:span text:style-name="T12">Morris</text:span><text:span text:style-name="T8">. Une seconde sur les méthodes </text:span><text:span text:style-name="T12">Fast99</text:span><text:span text:style-name="T8"> et </text:span><text:span text:style-name="T12">SobolJansen</text:span><text:span text:style-name="T8">, sur un modèle simple puis </text:span><text:span text:style-name="T9">une dernirère phase s</text:span><text:span text:style-name="T8">ur le modèle volcan </text:span><text:span text:style-name="T9">avec ces deux méthodes</text:span><text:span text:style-name="T8">.</text:span></text:p>
      <text:p text:style-name="P4">Un script de réponses (<text:span text:style-name="T35">Cours1_tp_script</text:span><text:span text:style-name="T34">.R</text:span>) et un script d’utilitaires <text:s/>(<text:span text:style-name="T35">Cours1_tp_</text:span><text:span text:style-name="T34">util.R</text:span>) <text:s/>sont disponibles ; le script <text:span text:style-name="T34">mainScript_DatascienceClass.R</text:span> sera utilisé pour travailler sur le modèle volcan. <text:span text:style-name="T32">Attention, le source de ce fichier démarre par un </text:span><text:span text:style-name="T35">remove</text:span><text:span text:style-name="T32"> (destruction) des structures R existantes. Il faut vérifier que vous n’en n’avez pas besoin et si nécessaire, supprimer cette première ligne dans ce fichier.</text:span></text:p>
      <text:p text:style-name="P5">Comme nous allons travailler sur des données simulées, il est préférable d’utiliser la fonction <text:span text:style-name="T34">set.seed</text:span> pour reproduire plusieurs fois les mêmes simulations <text:span text:style-name="T32">et </text:span>éventuellement débugger <text:span text:style-name="T32">les tests.</text:span></text:p>
      <text:p text:style-name="P22"><text:span text:style-name="T7">Les librairies </text:span><text:span text:style-name="T11">sensitivity</text:span><text:span text:style-name="T7"> et </text:span><text:span text:style-name="T11">lhs</text:span><text:span text:style-name="T7"> sont nécessaires. </text:span><text:span text:style-name="T10">La fonction </text:span><text:span text:style-name="T13">compute_normUcalc_xyz</text:span><text:span text:style-name="T10"> du script </text:span><text:span text:style-name="T13">t</text:span><text:span text:style-name="T14">p_</text:span><text:span text:style-name="T15">util</text:span><text:span text:style-name="T8"> </text:span><text:span text:style-name="T10">permet d’évaluer le modèle volcan avec seulement deux arguments.</text:span></text:p>
      <text:p text:style-name="P6"/>
      <text:h text:style-name="P24" text:outline-level="3">Phase 1 : Visualisations <text:span text:style-name="T21">des plans de Morris</text:span></text:h>
      <text:p text:style-name="P6"/>
      <text:p text:style-name="P9">Décryptage des arguments de la fonction <text:span text:style-name="T33">morris</text:span> et mise en <text:span text:style-name="T23">œ</text:span><text:span text:style-name="T24">uvre sur </text:span><text:span text:style-name="T25">l</text:span><text:span text:style-name="T24">e modèle volcan.</text:span></text:p>
      <text:p text:style-name="P6"/>
      <text:list xml:id="list3189102385" text:style-name="WW8Num2">
        <text:list-item>
          <text:p text:style-name="P27"><text:span text:style-name="T22">A l’aide de la fonction </text:span><text:span text:style-name="T17">plot_morris_Keq2</text:span><text:span text:style-name="T22"> disponible sur le script, visualisez les trajectoires de </text:span><text:span text:style-name="T17">morris</text:span><text:span text:style-name="T22"> obtenues ; observez leurs natures et interprétez les effets du nombre de trajectoires et du nombre de niveaux sur ces trajectoires.</text:span> </text:p>
        </text:list-item>
      </text:list>
      <text:p text:style-name="P16"/>
      <text:list xml:id="list132810087752526" text:continue-numbering="true" text:style-name="WW8Num2">
        <text:list-item>
          <text:p text:style-name="P27"><text:s/><text:span text:style-name="T22">A l’aide des fonctions <text:s/></text:span><text:span text:style-name="T17">plot_morris_K</text:span><text:span text:style-name="T22"> et </text:span><text:span text:style-name="T17">panel.hist</text:span><text:span text:style-name="T22">, visualisez les <text:s/>effets du nombre de paramètres et l’effet de la taille du saut (</text:span><text:span text:style-name="T17">jump</text:span><text:span text:style-name="T22">).</text:span></text:p>
        </text:list-item>
      </text:list>
      <text:p text:style-name="P16"/>
      <text:list xml:id="list132809927686727" text:continue-numbering="true" text:style-name="WW8Num2">
        <text:list-item>
          <text:p text:style-name="P28">Passons au modèle volcan. Calculez les indices de sensibilité de <text:span text:style-name="T36">M</text:span>orris du modèle volcan en différents points d’observation. Analysez l’effet de la station d’observation en fonction de son altitude sur la sensibilité du modèle volcan. Des utilitaires sont disponibles dans le fichier <text:span text:style-name="T16">tp-util</text:span>. Regardez le script et interprétez le code et les résultats.</text:p>
        </text:list-item>
      </text:list>
      <text:p text:style-name="P7"/>
      <text:p text:style-name="P11">Les coordonnées des observations sont obtenues par le source du fichier <text:span text:style-name="T21">mainScript_DatascienceClass.R. </text:span>Ensuite on peut les classer en fonction de leur coordonnée zi ainsi :</text:p>
      <text:p text:style-name="P10"/>
      <text:p text:style-name="P10">Loc.sites = data.frame( Glb_xi, Glb_yi, Glb_zi)</text:p>
      <text:p text:style-name="P10">Loc.sites = Loc.sites[order(Glb_zi),]</text:p>
      <text:p text:style-name="P12">loc.sites = Loc.sites[round(seq(1,length(Glb_zi), length.out=5)),]</text:p>
      <text:p text:style-name="P12">loc.sites = as.matrix(loc.sites)</text:p>
      <text:h text:style-name="P24" text:outline-level="3">Phase 2 : se familiariser avec <text:span text:style-name="T26">la notion d’interaction.</text:span></text:h>
      <text:p text:style-name="P20"/>
      <text:p text:style-name="P13">monmodele = function(x) { x[,1]*x[,2] + x[,3] }</text:p>
      <text:p text:style-name="P13"/>
      <text:p text:style-name="P13"><text:bookmark-start text:name="__DdeLink__481_497293896"/>Pour rappel, si X suit une loi uniforme sur l’intervalle (a,b), sa moyenne est (a+b)/2 et sa variance (b-<text:soft-page-break/>a)<text:span text:style-name="T19">2</text:span>/12.<text:bookmark-end text:name="__DdeLink__481_497293896"/> <text:span text:style-name="T37">De meme, Var(XY) = V</text:span><text:span text:style-name="T38">X</text:span><text:span text:style-name="T37"> V</text:span><text:span text:style-name="T38">Y</text:span><text:span text:style-name="T37"> + m</text:span><text:span text:style-name="T38">X</text:span><text:span text:style-name="T20">2</text:span><text:span text:style-name="T37"> V</text:span><text:span text:style-name="T38">Y</text:span><text:span text:style-name="T37"> + m</text:span><text:span text:style-name="T38">Y</text:span><text:span text:style-name="T20">2</text:span><text:span text:style-name="T37"> V</text:span><text:span text:style-name="T38">X.</text:span></text:p>
      <text:p text:style-name="P8"/>
      <text:list xml:id="list132810289660134" text:continue-numbering="true" text:style-name="WW8Num2">
        <text:list-item>
          <text:p text:style-name="P29">Pouvez-vous calculer les indices de sensibilité de Sobol’ sur ce petit modèle ? Nous supposerons que les variables X1, X2 et X3 sont indépendantes et de loi uniforme sur un intervalle<text:span text:style-name="T36">. </text:span></text:p>
        </text:list-item>
      </text:list>
      <text:p text:style-name="P18"/>
      <text:list xml:id="list132811875054778" text:continue-numbering="true" text:style-name="WW8Num2">
        <text:list-item>
          <text:p text:style-name="P30">Calculez les indices de Sobol’ obtenus par la méthode extended FAST (<text:span text:style-name="T16">fast99</text:span>) pour une taille de 1000 et pour des intervalles sur chacune des variables [0,1]. Réitérez la même opération mais avec un intervalle pour X1 variant entre [-1,1]. Que constate-t-on ? <text:span text:style-name="T27">Augmentez la taille de l’échantillon. Quelles améliorations ? Changer l’intervalle de X2 de </text:span>[0,1] <text:span text:style-name="T36">puis </text:span>[0,1<text:span text:style-name="T36">0</text:span>] <text:span text:style-name="T37">puis celui de X3 en </text:span>[0,<text:span text:style-name="T37">10</text:span>]. <text:span text:style-name="T36">Que constatez-vous ? Pouvez-vous retrouver ces résultats analytiquement ?</text:span></text:p>
        </text:list-item>
      </text:list>
      <text:h text:style-name="P24" text:outline-level="3"><text:span text:style-name="T28">Phase 3 : A</text:span><text:span text:style-name="T29">nalyse de sensibilité</text:span><text:span text:style-name="T28"> du modèle </text:span><text:span text:style-name="T29">volcan à l’aide d’échantillonnage intensif.</text:span></text:h>
      <text:p text:style-name="P14"/>
      <text:list xml:id="list132811032258267" text:continue-numbering="true" text:style-name="WW8Num2">
        <text:list-item>
          <text:p text:style-name="P31">Faites l’analyse avec <text:span text:style-name="T30">fast99</text:span> puis <text:span text:style-name="T16">soboljansen</text:span> pour des tailles de longueur 1000 aux 5 points de localisation des mesures (<text:span text:style-name="T16">loc.sites</text:span>).</text:p>
        </text:list-item>
      </text:list>
      <text:p text:style-name="P15"/>
      <text:p text:style-name="P15"><text:span text:style-name="T16">Pour</text:span> soboljansen,<text:span text:style-name="T16"> utilisez un plan LHS par </text:span></text:p>
      <text:p text:style-name="P17">X1 = improvedLHS(1000,5,dup=3)</text:p>
      <text:p text:style-name="P17">X2 = improvedLHS(1000,5,dup=3)</text:p>
      <text:p text:style-name="P15"/>
      <text:list xml:id="list132810853798263" text:continue-numbering="true" text:style-name="WW8Num2">
        <text:list-item>
          <text:p text:style-name="P31">Passez à la taille supérieure (5000 puis 10000). Quel choix d’échantillonnage ?</text:p>
        </text:list-item>
      </text:list>
      <text:p text:style-name="P15"/>
      <text:p text:style-name="P15"><text:span text:style-name="T16">Pour</text:span> soboljansen,<text:span text:style-name="T16"> utilisez un plan </text:span><text:span text:style-name="T18">random</text:span><text:span text:style-name="T16">LHS pour éviter des temps de calcul importants par </text:span></text:p>
      <text:p text:style-name="P17">X1 = randomLHS(1000,5,)</text:p>
      <text:p text:style-name="P17">X2 = randomLHS(1000,5)</text:p>
      <text:p text:style-name="P17"/>
      <text:list xml:id="list132811590651012" text:continue-numbering="true" text:style-name="WW8Num2">
        <text:list-item>
          <text:p text:style-name="P23">Faites une analyse par <text:span text:style-name="T16">soboljansen</text:span> en considérant tous les sites d’observation. Pourquoi peut-on <text:span text:style-name="T31">facilement</text:span> l’envisager avec une méthode de Sobol’ et pas avec une méthode de morris ou FAST ?</text:p>
        </text:list-item>
      </text:list>
      <text:p text:style-name="P1"/>
      <text:p text:style-name="P2">Bien évidemment, on s’aidera du script pour le faire (sauf les super fo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OpenSymbol" svg:font-family="OpenSymbol, 'Arial Unicode MS'"/>
    <style:font-face style:name="Times New Roman1" svg:font-family="'Times New Roman'" style:font-family-generic="roman"/>
    <style:font-face style:name="DejaVu Sans"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fr" fo:country="FR" style:font-name-asian="DejaVu Sans" style:font-family-asian="'DejaVu Sans'" style:font-pitch-asian="variable" style:font-size-asian="12pt" style:language-asian="fr" style:country-asian="FR" style:font-name-complex="DejaVu Sans" style:font-family-complex="'DejaVu Sans'" style:font-pitch-complex="variable" style:font-size-complex="12pt" style:language-complex="fr" style:country-complex="FR"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1" fo:font-family="'Times New Roman'" style:font-family-generic="roman" fo:font-size="10pt" style:font-name-asian="Times New Roman1" style:font-family-asian="'Times New Roman'" style:font-family-generic-asian="roman" style:font-size-asian="10pt" style:font-name-complex="Times New Roman1" style:font-family-complex="'Times New Roman'" style:font-family-generic-complex="roma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Wingdings" fo:font-family="Wingdings" style:font-charset="x-symbol" style:font-name-complex="OpenSymbol" style:font-family-complex="OpenSymbol, 'Arial Unicode MS'"/>
    </style:style>
    <style:style style:name="WW8Num9z0" style:family="text"/>
    <style:style style:name="WW8Num9z1" style:family="text">
      <style:text-properties style:font-name="Wingdings" fo:font-family="Wingdings" style:font-charset="x-symbol" style:font-name-complex="OpenSymbol" style:font-family-complex="OpenSymbol, 'Arial Unicode MS'"/>
    </style:style>
    <style:style style:name="WW8Num10z0" style:family="text"/>
    <style:style style:name="WW8Num10z1" style:family="text">
      <style:text-properties style:font-name="Wingdings" fo:font-family="Wingdings" style:font-charset="x-symbol"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8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a" style:num-letter-sync="true"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0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1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646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3DT23H56M53S</meta:editing-duration>
    <meta:generator>LibreOffice/6.0.3.2$Linux_X86_64 LibreOffice_project/00m0$Build-2</meta:generator>
    <dc:date>2018-04-17T13:28:09.650160127</dc:date>
    <meta:editing-cycles>19</meta:editing-cycles>
    <dc:creator>Sébastien Guyader</dc:creator>
    <meta:document-statistic meta:table-count="0" meta:image-count="0" meta:object-count="0" meta:page-count="2" meta:paragraph-count="33" meta:word-count="613" meta:character-count="4018" meta:non-whitespace-character-count="3435"/>
  </office:meta>
</office:document-meta>
</file>